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ao MN" svg:font-family="'Lao MN'" style:font-pitch="variable"/>
    <style:font-face style:name="Optima" svg:font-family="Opti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in"/>
    </style:style>
    <style:style style:name="co2" style:family="table-column">
      <style:table-column-properties fo:break-before="auto" style:column-width="1.433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4409in"/>
    </style:style>
    <style:style style:name="co5" style:family="table-column">
      <style:table-column-properties fo:break-before="auto" style:column-width="1.01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tima" fo:font-weight="bold" style:font-weight-asian="bold" style:font-weight-complex="bold"/>
    </style:style>
    <style:style style:name="ce2" style:family="table-cell" style:parent-style-name="Default">
      <style:text-properties style:font-name="Optima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9" table:default-cell-style-name="ce2"/>
        <table:table-row table:style-name="ro1">
          <table:table-cell table:style-name="ce1"/>
          <table:table-cell table:style-name="ce1" office:value-type="string">
            <text:p>Client sends</text:p>
          </table:table-cell>
          <table:table-cell table:style-name="ce1"/>
          <table:table-cell table:style-name="ce1" office:value-type="string">
            <text:p>Server responds</text:p>
          </table:table-cell>
          <table:table-cell table:style-name="ce1" table:number-columns-repeated="1019"/>
          <table:table-cell/>
        </table:table-row>
        <table:table-row table:style-name="ro1">
          <table:table-cell table:style-name="ce1" table:number-columns-repeated="3"/>
          <table:table-cell table:style-name="ce1" office:value-type="string">
            <text:p>possibility1</text:p>
          </table:table-cell>
          <table:table-cell table:style-name="ce1" office:value-type="string">
            <text:p>possibility2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heckusername</text:p>
          </table:table-cell>
          <table:table-cell office:value-type="string">
            <text:p>type: checkusername</text:p>
          </table:table-cell>
          <table:table-cell/>
          <table:table-cell office:value-type="string">
            <text:p>type: checkusernam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username: username </text:p>
          </table:table-cell>
          <table:table-cell/>
          <table:table-cell office:value-type="string">
            <text:p>response: ok</text:p>
          </table:table-cell>
          <table:table-cell office:value-type="string">
            <text:p>response: dup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heckemail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checklogin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find</text:p>
          </table:table-cell>
          <table:table-cell office:value-type="string">
            <text:p>type: find</text:p>
          </table:table-cell>
          <table:table-cell/>
          <table:table-cell office:value-type="string">
            <text:p>type: find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token: token</text:p>
          </table:table-cell>
          <table:table-cell/>
          <table:table-cell office:value-type="string">
            <text:p>users:[matching user]</text:p>
          </table:table-cell>
          <table:table-cell office:value-type="string">
            <text:p>users:[empty]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username: usernam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vit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rror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ao MN" svg:font-family="'Lao MN'" style:font-pitch="variable"/>
    <style:font-face style:name="Optima" svg:font-family="Optim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2">04/02/2021</text:date>, <text:time>19:5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9:21:45</meta:creation-date>
    <dc:date>2021-04-02T19:52:17</dc:date>
    <meta:editing-duration>PT13M41S</meta:editing-duration>
    <meta:editing-cycles>1</meta:editing-cycles>
    <meta:document-statistic meta:table-count="3" meta:cell-count="21" meta:object-count="0"/>
    <meta:generator>OpenOffice/4.1.6$Unix OpenOffice.org_project/416m1$Build-9790</meta:generator>
  </office:meta>
</office:document-meta>
</file>